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73D0000039AF1378F6BF0331B19.png" manifest:media-type="image/png"/>
  <manifest:file-entry manifest:full-path="Pictures/100000000000073D0000039A5C07F47F7EE02154.png" manifest:media-type="image/png"/>
  <manifest:file-entry manifest:full-path="Pictures/100000000000073D0000039ADCC0B7374E7A7371.png" manifest:media-type="image/png"/>
  <manifest:file-entry manifest:full-path="Pictures/100000000000073D0000039A00459811780FEF82.png" manifest:media-type="image/png"/>
  <manifest:file-entry manifest:full-path="Pictures/100000000000073D0000039AFA872FBE27490A78.png" manifest:media-type="image/png"/>
  <manifest:file-entry manifest:full-path="Pictures/100000000000073D0000039A52162734012D9F65.png" manifest:media-type="image/png"/>
  <manifest:file-entry manifest:full-path="Pictures/100000000000073D0000039ADF0106B743017CC4.png" manifest:media-type="image/png"/>
  <manifest:file-entry manifest:full-path="Pictures/100000000000073D0000039AF74240CF993279F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6.128cm, 0cm, 15.239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5.824cm, 0cm, 15.924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5.893cm, 0cm, 15.855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5.491cm, 0cm, 16.003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5.798cm, 0cm, 16.331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5.28cm, 0cm, 16.214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5.294cm, 0cm, 16.327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5.464cm, 0cm, 15.903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7.652cm" svg:height="24.39cm" svg:x="1.128cm" svg:y="1.248cm">
          <draw:image xlink:href="Pictures/100000000000073D0000039AFA872FBE27490A78.png" xlink:type="simple" xlink:show="embed" xlink:actuate="onLoad">
            <text:p/>
          </draw:image>
        </draw:frame>
        <draw:frame draw:style-name="gr2" draw:text-style-name="P1" draw:layer="layout" svg:width="17.271cm" svg:height="24.39cm" svg:x="21.448cm" svg:y="1.381cm">
          <draw:image xlink:href="Pictures/100000000000073D0000039ADCC0B7374E7A7371.png" xlink:type="simple" xlink:show="embed" xlink:actuate="onLoad">
            <text:p/>
          </draw:image>
        </draw:frame>
        <draw:frame draw:style-name="gr3" draw:text-style-name="P1" draw:layer="layout" svg:width="17.271cm" svg:height="24.39cm" svg:x="42.022cm" svg:y="1.248cm">
          <draw:image xlink:href="Pictures/100000000000073D0000039A52162734012D9F65.png" xlink:type="simple" xlink:show="embed" xlink:actuate="onLoad">
            <text:p/>
          </draw:image>
        </draw:frame>
        <draw:frame draw:style-name="gr4" draw:text-style-name="P1" draw:layer="layout" svg:width="17.525cm" svg:height="24.39cm" svg:x="62.214cm" svg:y="1.248cm">
          <draw:image xlink:href="Pictures/100000000000073D0000039ADF0106B743017CC4.png" xlink:type="simple" xlink:show="embed" xlink:actuate="onLoad">
            <text:p/>
          </draw:image>
        </draw:frame>
        <draw:frame draw:style-name="gr5" draw:text-style-name="P1" draw:layer="layout" svg:width="16.89cm" svg:height="24.39cm" svg:x="1.128cm" svg:y="28.686cm">
          <draw:image xlink:href="Pictures/100000000000073D0000039AF74240CF993279F0.png" xlink:type="simple" xlink:show="embed" xlink:actuate="onLoad">
            <text:p/>
          </draw:image>
        </draw:frame>
        <draw:frame draw:style-name="gr6" draw:text-style-name="P1" draw:layer="layout" svg:width="17.525cm" svg:height="24.39cm" svg:x="22.336cm" svg:y="28.664cm">
          <draw:image xlink:href="Pictures/100000000000073D0000039A00459811780FEF82.png" xlink:type="simple" xlink:show="embed" xlink:actuate="onLoad">
            <text:p/>
          </draw:image>
        </draw:frame>
        <draw:frame draw:style-name="gr7" draw:text-style-name="P1" draw:layer="layout" svg:width="17.398cm" svg:height="24.39cm" svg:x="43.038cm" svg:y="28.526cm">
          <draw:image xlink:href="Pictures/100000000000073D0000039A5C07F47F7EE02154.png" xlink:type="simple" xlink:show="embed" xlink:actuate="onLoad">
            <text:p/>
          </draw:image>
        </draw:frame>
        <draw:frame draw:style-name="gr8" draw:text-style-name="P1" draw:layer="layout" svg:width="17.652cm" svg:height="24.39cm" svg:x="62.342cm" svg:y="28.548cm">
          <draw:image xlink:href="Pictures/100000000000073D0000039AF1378F6BF0331B1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099cm" fo:page-height="59.4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7T09:52:27.635991185</meta:creation-date>
    <dc:date>2019-04-07T09:56:56.675879299</dc:date>
    <meta:editing-duration>PT4M29S</meta:editing-duration>
    <meta:editing-cycles>1</meta:editing-cycles>
    <meta:document-statistic meta:object-count="8"/>
    <meta:generator>LibreOffice/6.0.7.3$Linux_X86_64 LibreOffice_project/00m0$Build-3</meta:generator>
  </office:meta>
</office:document-meta>
</file>